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language="en" fo:country="US" fo:font-weight="bold" officeooo:rsid="000e2850" officeooo:paragraph-rsid="000e2850" style:font-weight-asian="bold" style:font-weight-complex="bold"/>
    </style:style>
    <style:style style:name="P2" style:family="paragraph" style:parent-style-name="Standard">
      <style:text-properties fo:language="en" fo:country="US" officeooo:rsid="000e2850" officeooo:paragraph-rsid="000e2850"/>
    </style:style>
    <style:style style:name="P3" style:family="paragraph" style:parent-style-name="Standard" style:list-style-name="L1">
      <style:text-properties fo:language="en" fo:country="US" officeooo:rsid="000e2850" officeooo:paragraph-rsid="000e2850"/>
    </style:style>
    <style:style style:name="P4" style:family="paragraph" style:parent-style-name="Standard" style:list-style-name="L1">
      <style:text-properties fo:language="en" fo:country="US" officeooo:rsid="000eb762" officeooo:paragraph-rsid="000eb762"/>
    </style:style>
    <style:style style:name="P5" style:family="paragraph" style:parent-style-name="Standard">
      <style:text-properties fo:language="en" fo:country="US" officeooo:rsid="000f3147" officeooo:paragraph-rsid="000f3147"/>
    </style:style>
    <style:style style:name="T1" style:family="text">
      <style:text-properties fo:font-size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 6 : <text:span text:style-name="T1">The real story behind Britain’s rock ‘n’ roll</text:span></text:p>
      <text:p text:style-name="P2"/>
      <text:p text:style-name="P5">In the late 60’s, the BBC had the monopoly of the radio so it prohibited/banned foreign radios that broadcast rock ‘n’ roll.</text:p>
      <text:p text:style-name="P5">So to overcome this issue, pirates set up radio stations on ships overseas. These radios became famous because they played a new type of music which appealed to teenagers. As it was illegal, it attracted the new generation in the twinkling of an eye.</text:p>
      <text:p text:style-name="P5">In 1967, the government of England declared offshore radios as illegal.</text:p>
      <text:p text:style-name="P5">So the</text:p>
      <text:p text:style-name="P2"/>
      <text:list xml:id="list7944385022143156759" text:style-name="L1">
        <text:list-item>
          <text:p text:style-name="P3">(l.4) bland (adj.) = tasteless</text:p>
        </text:list-item>
        <text:list-item>
          <text:p text:style-name="P3">(l.9) merely = simply</text:p>
        </text:list-item>
        <text:list-item>
          <text:p text:style-name="P3">(l.18) diet = the fact of diminishing the quantity of food to eat</text:p>
        </text:list-item>
        <text:list-item>
          <text:p text:style-name="P3">(l.23) commercial = ad (on the radio)</text:p>
        </text:list-item>
        <text:list-item>
          <text:p text:style-name="P4">(l.29) to launch = to start something</text:p>
        </text:list-item>
        <text:list-item>
          <text:p text:style-name="P4">(l.29) turn of event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4:12:20.938000000</meta:creation-date>
    <dc:date>2018-12-13T14:57:45.188000000</dc:date>
    <meta:editing-duration>P0D</meta:editing-duration>
    <meta:editing-cycles>1</meta:editing-cycles>
    <meta:document-statistic meta:table-count="0" meta:image-count="0" meta:object-count="0" meta:page-count="1" meta:paragraph-count="11" meta:word-count="136" meta:character-count="721" meta:non-whitespace-character-count="602"/>
    <meta:generator>LibreOffice/5.1.6.2$Windows_x86 LibreOffice_project/07ac168c60a517dba0f0d7bc7540f5afa45f0909</meta:generator>
  </office:meta>
</office:document-meta>
</file>